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9e4c" officeooo:paragraph-rsid="000c9e4c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9e4c" officeooo:paragraph-rsid="000c9e4c"/>
    </style:style>
    <style:style style:name="P3" style:family="paragraph" style:parent-style-name="Standard">
      <style:text-properties officeooo:rsid="000d264a" officeooo:paragraph-rsid="000d264a"/>
    </style:style>
    <style:style style:name="P4" style:family="paragraph" style:parent-style-name="Standard">
      <style:text-properties officeooo:rsid="000e02a6" officeooo:paragraph-rsid="000e02a6"/>
    </style:style>
    <style:style style:name="P5" style:family="paragraph" style:parent-style-name="Standard">
      <style:text-properties officeooo:rsid="000f69fc" officeooo:paragraph-rsid="000f69fc"/>
    </style:style>
    <style:style style:name="P6" style:family="paragraph" style:parent-style-name="Standard">
      <style:text-properties officeooo:paragraph-rsid="000f69fc"/>
    </style:style>
    <style:style style:name="P7" style:family="paragraph" style:parent-style-name="Standard">
      <style:text-properties officeooo:rsid="000ff0b4" officeooo:paragraph-rsid="000ff0b4"/>
    </style:style>
    <style:style style:name="P8" style:family="paragraph" style:parent-style-name="Standard">
      <style:text-properties officeooo:rsid="00104f89" officeooo:paragraph-rsid="00104f89"/>
    </style:style>
    <style:style style:name="P9" style:family="paragraph" style:parent-style-name="Standard">
      <style:text-properties officeooo:rsid="0011fc97" officeooo:paragraph-rsid="0011fc97"/>
    </style:style>
    <style:style style:name="P10" style:family="paragraph" style:parent-style-name="Standard">
      <style:text-properties officeooo:rsid="00135ad5" officeooo:paragraph-rsid="00135ad5"/>
    </style:style>
    <style:style style:name="P11" style:family="paragraph" style:parent-style-name="Standard">
      <style:text-properties officeooo:rsid="001524b3" officeooo:paragraph-rsid="001524b3"/>
    </style:style>
    <style:style style:name="P12" style:family="paragraph" style:parent-style-name="Standard">
      <style:text-properties officeooo:rsid="0015842e" officeooo:paragraph-rsid="0015842e"/>
    </style:style>
    <style:style style:name="P13" style:family="paragraph" style:parent-style-name="Standard">
      <style:text-properties officeooo:rsid="0016511c" officeooo:paragraph-rsid="0016511c"/>
    </style:style>
    <style:style style:name="P14" style:family="paragraph" style:parent-style-name="Standard">
      <style:text-properties officeooo:rsid="0018071e" officeooo:paragraph-rsid="0018071e"/>
    </style:style>
    <style:style style:name="P15" style:family="paragraph" style:parent-style-name="Standard">
      <style:text-properties officeooo:rsid="0019315f" officeooo:paragraph-rsid="0019315f"/>
    </style:style>
    <style:style style:name="P16" style:family="paragraph" style:parent-style-name="Standard">
      <style:text-properties officeooo:rsid="001af735" officeooo:paragraph-rsid="001af735"/>
    </style:style>
    <style:style style:name="P17" style:family="paragraph" style:parent-style-name="Standard">
      <style:text-properties officeooo:rsid="001b0589" officeooo:paragraph-rsid="001b0589"/>
    </style:style>
    <style:style style:name="P18" style:family="paragraph" style:parent-style-name="Standard">
      <style:text-properties officeooo:rsid="001d1ab6" officeooo:paragraph-rsid="001d1ab6"/>
    </style:style>
    <style:style style:name="P19" style:family="paragraph" style:parent-style-name="Standard">
      <style:text-properties officeooo:rsid="001dc7e9" officeooo:paragraph-rsid="001dc7e9"/>
    </style:style>
    <style:style style:name="P20" style:family="paragraph" style:parent-style-name="Standard">
      <style:text-properties officeooo:rsid="001e9a65" officeooo:paragraph-rsid="001e9a65"/>
    </style:style>
    <style:style style:name="P21" style:family="paragraph" style:parent-style-name="Standard">
      <style:text-properties officeooo:rsid="001fa6f8" officeooo:paragraph-rsid="001fa6f8"/>
    </style:style>
    <style:style style:name="P22" style:family="paragraph" style:parent-style-name="Standard">
      <style:text-properties officeooo:rsid="0021e787" officeooo:paragraph-rsid="0021e787"/>
    </style:style>
    <style:style style:name="P23" style:family="paragraph" style:parent-style-name="Standard">
      <style:text-properties officeooo:rsid="00224a79" officeooo:paragraph-rsid="00224a79"/>
    </style:style>
    <style:style style:name="P24" style:family="paragraph" style:parent-style-name="Standard">
      <style:text-properties officeooo:rsid="0023879e" officeooo:paragraph-rsid="0023879e"/>
    </style:style>
    <style:style style:name="P25" style:family="paragraph" style:parent-style-name="Standard">
      <style:text-properties officeooo:rsid="0023c712" officeooo:paragraph-rsid="0023c712"/>
    </style:style>
    <style:style style:name="P26" style:family="paragraph" style:parent-style-name="Standard">
      <style:text-properties officeooo:rsid="002412e1" officeooo:paragraph-rsid="002412e1"/>
    </style:style>
    <style:style style:name="P27" style:family="paragraph" style:parent-style-name="Standard">
      <style:text-properties officeooo:rsid="00260a4a" officeooo:paragraph-rsid="00260a4a"/>
    </style:style>
    <style:style style:name="P28" style:family="paragraph" style:parent-style-name="Standard">
      <style:text-properties officeooo:rsid="002628e0" officeooo:paragraph-rsid="002628e0"/>
    </style:style>
    <style:style style:name="P29" style:family="paragraph" style:parent-style-name="Standard">
      <style:text-properties officeooo:paragraph-rsid="002628e0"/>
    </style:style>
    <style:style style:name="P30" style:family="paragraph" style:parent-style-name="Standard">
      <style:text-properties officeooo:rsid="00267743" officeooo:paragraph-rsid="00267743"/>
    </style:style>
    <style:style style:name="P31" style:family="paragraph" style:parent-style-name="Standard">
      <style:text-properties officeooo:paragraph-rsid="0027a083"/>
    </style:style>
    <style:style style:name="P32" style:family="paragraph" style:parent-style-name="Standard">
      <style:text-properties officeooo:rsid="00285c32" officeooo:paragraph-rsid="00285c32"/>
    </style:style>
    <style:style style:name="P33" style:family="paragraph" style:parent-style-name="Standard">
      <style:text-properties officeooo:rsid="002a68fa" officeooo:paragraph-rsid="002a68f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69fc" style:font-weight-asian="bold" style:font-weight-complex="bold"/>
    </style:style>
    <style:style style:name="T3" style:family="text">
      <style:text-properties fo:font-weight="bold" officeooo:rsid="002628e0" style:font-weight-asian="bold" style:font-weight-complex="bold"/>
    </style:style>
    <style:style style:name="T4" style:family="text">
      <style:text-properties fo:font-weight="bold" officeooo:rsid="0027a083" style:font-weight-asian="bold" style:font-weight-complex="bold"/>
    </style:style>
    <style:style style:name="T5" style:family="text">
      <style:text-properties officeooo:rsid="000f69fc"/>
    </style:style>
    <style:style style:name="T6" style:family="text">
      <style:text-properties officeooo:rsid="000ff0b4"/>
    </style:style>
    <style:style style:name="T7" style:family="text">
      <style:text-properties officeooo:rsid="001b83ee"/>
    </style:style>
    <style:style style:name="T8" style:family="text">
      <style:text-properties officeooo:rsid="00211785"/>
    </style:style>
    <style:style style:name="T9" style:family="text">
      <style:text-properties officeooo:rsid="002628e0"/>
    </style:style>
    <style:style style:name="T10" style:family="text">
      <style:text-properties officeooo:rsid="0027a083"/>
    </style:style>
    <style:style style:name="T11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gile Development Methodology - Vocabulary</text:p>
      <text:p text:style-name="P1"/>
      <text:p text:style-name="P3">a<text:span text:style-name="T1">gi</text:span>le deve<text:span text:style-name="T1">lop</text:span>ment metho<text:span text:style-name="T1">dol</text:span>ogy : les méthodes agiles</text:p>
      <text:p text:style-name="P4">disad<text:span text:style-name="T1">van</text:span>tage=drawback=flaw : l’inconvénient</text:p>
      <text:p text:style-name="P5">ma<text:span text:style-name="T1">na</text:span>gement : gestion</text:p>
      <text:p text:style-name="P5">teams : les équipes</text:p>
      <text:p text:style-name="P5">value : la valeur <text:span text:style-name="T6">ajoutée</text:span></text:p>
      <text:p text:style-name="P6"><text:span text:style-name="T2">cust</text:span><text:span text:style-name="T5">omer=</text:span><text:span text:style-name="T2">cli</text:span><text:span text:style-name="T5">ent [</text:span><text:span text:style-name="T2">klai</text:span>ə<text:span text:style-name="T5">nt]</text:span></text:p>
      <text:p text:style-name="P7">to de<text:span text:style-name="T1">li</text:span>ver : apporter</text:p>
      <text:p text:style-name="P8">a way to + verb in the infinitive : une façon de+verbe à l’infinitif</text:p>
      <text:p text:style-name="P9">to im<text:span text:style-name="T1">ple</text:span>ment : mettre en œuvre, effectuer, appliquer</text:p>
      <text:p text:style-name="P10">upcoming : prochain</text:p>
      <text:p text:style-name="P10">if needed : si nécessaire</text:p>
      <text:p text:style-name="P10">although : bien que</text:p>
      <text:p text:style-name="P10"><text:span text:style-name="T1">pil</text:span>lar : le pilier</text:p>
      <text:p text:style-name="P10">over : be more important than</text:p>
      <text:p text:style-name="P10">tools : les outils</text:p>
      <text:p text:style-name="P10"><text:span text:style-name="T1">pro</text:span>cesses : les processus</text:p>
      <text:p text:style-name="P10">involved in : impliqué dans</text:p>
      <text:p text:style-name="P11">re<text:span text:style-name="T1">qui</text:span>rements : les besoins, les exigences</text:p>
      <text:p text:style-name="P15">to re<text:span text:style-name="T1">qui</text:span>re : exiger</text:p>
      <text:p text:style-name="P12">instead of + verb-ing : au lieu de</text:p>
      <text:p text:style-name="P13">to stick to the plan : se cantonner au plan</text:p>
      <text:p text:style-name="P14">to fit : bien aller avec</text:p>
      <text:p text:style-name="P16">tasks : les tâches</text:p>
      <text:p text:style-name="P17">outcome : result : <text:span text:style-name="T7">résultat, aboutissement</text:span></text:p>
      <text:p text:style-name="P18">to al<text:span text:style-name="T1">low</text:span> somebody to+verb in the infinitive : autoriser quelqu’un à </text:p>
      <text:p text:style-name="P19">de<text:span text:style-name="T1">li</text:span>very date : date de livraison</text:p>
      <text:p text:style-name="P20">update : une mise à jour</text:p>
      <text:p text:style-name="P21">to keep on track with : <text:span text:style-name="T8">garder le cap avec, rester dans la bonne voie avec</text:span></text:p>
      <text:p text:style-name="P22">to point something out : signaler quelque chose</text:p>
      <text:p text:style-name="P23">issues=problems</text:p>
      <text:p text:style-name="P24">to onboard : embarquer</text:p>
      <text:p text:style-name="P25">to move along=to evolve</text:p>
      <text:p text:style-name="P26">misunderstanding : un malentendu, une incompréhension</text:p>
      <text:p text:style-name="P27">even though : même si</text:p>
      <text:p text:style-name="P28">to en<text:span text:style-name="T1">han</text:span>ce : améliorer, faire progresser</text:p>
      <text:p text:style-name="P29"><text:span text:style-name="T3">sche</text:span><text:span text:style-name="T9">dule [</text:span>ˈʃɛdjuːl<text:span text:style-name="T9">] : les horaires, l’emploi du temps</text:span></text:p>
      <text:p text:style-name="P30">to em<text:span text:style-name="T1">bra</text:span>ce : englober</text:p>
      <text:p text:style-name="P31"><text:span text:style-name="T10">re</text:span><text:span text:style-name="T4">lia</text:span><text:span text:style-name="T10">ble [rilai</text:span>əb<text:span text:style-name="T11">ə</text:span>l<text:span text:style-name="T10">] : fiable</text:span></text:p>
      <text:p text:style-name="P32">backlog : le retard</text:p>
      <text:p text:style-name="P33">to <text:span text:style-name="T1">fea</text:span>ture : présenter</text:p>
      <text:p text:style-name="P28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08T14:18:12.750000000</meta:creation-date>
    <dc:date>2024-09-08T16:20:25.886000000</dc:date>
    <meta:editing-duration>PT1H58M41S</meta:editing-duration>
    <meta:editing-cycles>3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1" meta:word-count="231" meta:character-count="1331" meta:non-whitespace-character-count="1140"/>
  </office:meta>
</office:document-meta>
</file>